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A9459295E6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1cm">
          <draw:text-box>
            <text:p>Sylvester Stallone <text:s/>(* 1946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gemacht.</text:p>
          </draw:text-box>
        </draw:frame>
        <draw:frame draw:style-name="gr4" draw:text-style-name="P4" draw:layer="layout" svg:width="9.5cm" svg:height="6.431cm" svg:x="1cm" svg:y="2.069cm">
          <draw:image xlink:href="Pictures/1000000100000FA000000A9459295E65.png" xlink:type="simple" xlink:show="embed" xlink:actuate="onLoad" draw:mime-type="image/png">
            <text:p/>
          </draw:image>
        </draw:frame>
        <draw:frame draw:style-name="gr5" draw:text-style-name="P5" draw:layer="layout" svg:width="8.446cm" svg:height="4.754cm" svg:x="11.5cm" svg:y="2.49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1T09:15:31.385714147</dc:date>
    <meta:editing-duration>PT28M39S</meta:editing-duration>
    <meta:editing-cycles>19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447cm" svg:height="4.755cm" xlink:href="." xlink:type="simple" chart:class="chart:bar" chart:style-name="ch1">
        <chart:plot-area chart:style-name="ch2" svg:x="0.168cm" svg:y="0.095cm" svg:width="8.111cm" svg:height="4.565cm">
          <chart:coordinate-region svg:x="0.95cm" svg:y="0.294cm" svg:width="7.329cm" svg:height="2.672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bar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960-1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0-19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0-19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0-1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0-20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